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# Created by Octave 4.2.2, Tue Mar 23 14:37:04 2021 -03 &lt;root@patricia-P5K-SE&gt;</text:p>
      <text:p text:style-name="P1"># name: SUBJECT</text:p>
      <text:p text:style-name="P1"># type: sq_string</text:p>
      <text:p text:style-name="P1"># elements: 1</text:p>
      <text:p text:style-name="P1"># length: 3</text:p>
      <text:p text:style-name="P1">020</text:p>
      <text:p text:style-name="P1"/>
      <text:p text:style-name="P1"/>
      <text:p text:style-name="P1"># name: age</text:p>
      <text:p text:style-name="P1"># type: sq_string</text:p>
      <text:p text:style-name="P1"># elements: 1</text:p>
      <text:p text:style-name="P1"># length: 2</text:p>
      <text:p text:style-name="P1">33</text:p>
      <text:p text:style-name="P1"/>
      <text:p text:style-name="P1"/>
      <text:p text:style-name="P1"># name: vet</text:p>
      <text:p text:style-name="P1"># type: matrix</text:p>
      <text:p text:style-name="P1"># rows: 1</text:p>
      <text:p text:style-name="P1"># columns: 6</text:p>
      <text:p text:style-name="P1"><text:s/>1 1 2 2 3 3</text:p>
      <text:p text:style-name="P1"/>
      <text:p text:style-name="P1"/>
      <text:p text:style-name="P1"># name: rvet</text:p>
      <text:p text:style-name="P1"># type: matrix</text:p>
      <text:p text:style-name="P1"># rows: 1</text:p>
      <text:p text:style-name="P1"># columns: 6</text:p>
      <text:p text:style-name="P1"><text:s/>2 4 1 5 6 3</text:p>
      <text:p text:style-name="P1"/>
      <text:p text:style-name="P1"/>
      <text:p text:style-name="P1"># name: response</text:p>
      <text:p text:style-name="P1"># type: cell</text:p>
      <text:p text:style-name="P1"># rows: 6</text:p>
      <text:p text:style-name="P1"># columns: 1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/>
      <text:p text:style-name="P1"/>
      <text:p text:style-name="P1"/>
      <text:p text:style-name="P1"># name: rt1</text:p>
      <text:p text:style-name="P1"># type: matrix</text:p>
      <text:p text:style-name="P1"># rows: 6</text:p>
      <text:p text:style-name="P1"># columns: 1</text:p>
      <text:p text:style-name="P1"><text:s/>0.6115140914916992</text:p>
      <text:p text:style-name="P1"><text:s/>0.3885598182678223</text:p>
      <text:p text:style-name="P1"><text:s/>0.4450430870056152</text:p>
      <text:p text:style-name="P1"><text:s/>0.3721449375152588</text:p>
      <text:p text:style-name="P1"><text:s/>0.4058220386505127</text:p>
      <text:p text:style-name="P1"><text:s/>0.40584397315979</text:p>
      <text:p text:style-name="P1"/>
      <text:p text:style-name="P1"/>
      <text:p text:style-name="P1"># name: antecipatedresponse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avg</text:p>
      <text:p text:style-name="P1"># type: scalar</text:p>
      <text:p text:style-name="P1">0.438154657681783</text:p>
      <text:p text:style-name="P1"/>
      <text:p text:style-name="P1"/>
      <text:p text:style-name="P1"># name: seq</text:p>
      <text:p text:style-name="P1"># type: matrix</text:p>
      <text:p text:style-name="P1"># rows: 1</text:p>
      <text:p text:style-name="P1"># columns: 750</text:p>
      <text:p text:style-name="P1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<text:soft-page-break/>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P1"/>
      <text:p text:style-name="P1"/>
      <text:p text:style-name="P1"># name: responseTeste</text:p>
      <text:p text:style-name="P1"># type: cell</text:p>
      <text:p text:style-name="P1"># rows: 750</text:p>
      <text:p text:style-name="P1"># columns: 1</text:p>
      <text:p text:style-name="P1"># name: &lt;cell-element&gt;</text:p>
      <text:p text:style-name="P1"># type: sq_string</text:p>
      <text:p text:style-name="P1"># elements: 1</text:p>
      <text:p text:style-name="P1"># length: 1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<text:soft-page-break/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<text:soft-page-break/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/>
      <text:p text:style-name="P1"/>
      <text:p text:style-name="P1"/>
      <text:p text:style-name="P1"># name: rt2</text:p>
      <text:p text:style-name="P1"># type: matrix</text:p>
      <text:p text:style-name="P1"># rows: 750</text:p>
      <text:p text:style-name="P1"># columns: 1</text:p>
      <text:p text:style-name="P1"><text:s/>0.3334450721740723</text:p>
      <text:p text:style-name="P1"><text:s/>0.6139621734619141</text:p>
      <text:p text:style-name="P1"><text:s/>0.7186639308929443</text:p>
      <text:p text:style-name="P1"><text:soft-page-break/><text:s/>0.7522830963134766</text:p>
      <text:p text:style-name="P1"><text:s/>0.7311661243438721</text:p>
      <text:p text:style-name="P1"><text:s/>0.7526578903198242</text:p>
      <text:p text:style-name="P1"><text:s/>0.6195170879364014</text:p>
      <text:p text:style-name="P1"><text:s/>0.9925930500030518</text:p>
      <text:p text:style-name="P1"><text:s/>0.797266960144043</text:p>
      <text:p text:style-name="P1"><text:s/>0.84322190284729</text:p>
      <text:p text:style-name="P1"><text:s/>0.8905019760131836</text:p>
      <text:p text:style-name="P1"><text:s/>0.9983859062194824</text:p>
      <text:p text:style-name="P1"><text:s/>0.833014965057373</text:p>
      <text:p text:style-name="P1"><text:s/>0.4409000873565674</text:p>
      <text:p text:style-name="P1"><text:s/>0.864670991897583</text:p>
      <text:p text:style-name="P1"><text:s/>0.6198008060455322</text:p>
      <text:p text:style-name="P1"><text:s/>0.7513659000396729</text:p>
      <text:p text:style-name="P1"><text:s/>0.8704779148101807</text:p>
      <text:p text:style-name="P1"><text:s/>1.044287919998169</text:p>
      <text:p text:style-name="P1"><text:s/>1.229269027709961</text:p>
      <text:p text:style-name="P1"><text:s/>1.264294862747192</text:p>
      <text:p text:style-name="P1"><text:s/>1.227874994277954</text:p>
      <text:p text:style-name="P1"><text:s/>1.07437801361084</text:p>
      <text:p text:style-name="P1"><text:s/>0.9891030788421631</text:p>
      <text:p text:style-name="P1"><text:s/>1.588515996932983</text:p>
      <text:p text:style-name="P1"><text:s/>1.308465003967285</text:p>
      <text:p text:style-name="P1"><text:s/>1.121583938598633</text:p>
      <text:p text:style-name="P1"><text:s/>1.330072164535522</text:p>
      <text:p text:style-name="P1"><text:s/>1.356547117233276</text:p>
      <text:p text:style-name="P1"><text:s/>1.049336194992065</text:p>
      <text:p text:style-name="P1"><text:s/>0.7926058769226074</text:p>
      <text:p text:style-name="P1"><text:s/>1.468528985977173</text:p>
      <text:p text:style-name="P1"><text:s/>1.121647119522095</text:p>
      <text:p text:style-name="P1"><text:s/>0.9063529968261719</text:p>
      <text:p text:style-name="P1"><text:s/>1.158101081848145</text:p>
      <text:p text:style-name="P1"><text:s/>1.087552070617676</text:p>
      <text:p text:style-name="P1"><text:s/>1.40162205696106</text:p>
      <text:p text:style-name="P1"><text:s/>1.140694141387939</text:p>
      <text:p text:style-name="P1"><text:s/>1.535048961639404</text:p>
      <text:p text:style-name="P1"><text:s/>1.251503944396973</text:p>
      <text:p text:style-name="P1"><text:s/>1.140493869781494</text:p>
      <text:p text:style-name="P1"><text:s/>1.161067962646484</text:p>
      <text:p text:style-name="P1"><text:s/>1.547088861465454</text:p>
      <text:p text:style-name="P1"><text:s/>1.474673986434937</text:p>
      <text:p text:style-name="P1"><text:s/>1.173619985580444</text:p>
      <text:p text:style-name="P1"><text:s/>1.221261978149414</text:p>
      <text:p text:style-name="P1"><text:s/>1.513168096542358</text:p>
      <text:p text:style-name="P1"><text:s/>1.251742124557495</text:p>
      <text:p text:style-name="P1"><text:s/>2.133394002914429</text:p>
      <text:p text:style-name="P1"><text:s/>2.141233921051025</text:p>
      <text:p text:style-name="P1"><text:s/>1.022402048110962</text:p>
      <text:p text:style-name="P1"><text:s/>1.396154165267944</text:p>
      <text:p text:style-name="P1"><text:s/>1.357478141784668</text:p>
      <text:p text:style-name="P1"><text:s/>1.441978216171265</text:p>
      <text:p text:style-name="P1"><text:s/>2.140359163284302</text:p>
      <text:p text:style-name="P1"><text:soft-page-break/><text:s/>2.302777051925659</text:p>
      <text:p text:style-name="P1"><text:s/>1.625180006027222</text:p>
      <text:p text:style-name="P1"><text:s/>1.429007053375244</text:p>
      <text:p text:style-name="P1"><text:s/>2.351058006286621</text:p>
      <text:p text:style-name="P1"><text:s/>1.542328119277954</text:p>
      <text:p text:style-name="P1"><text:s/>1.138580799102783</text:p>
      <text:p text:style-name="P1"><text:s/>1.490108966827393</text:p>
      <text:p text:style-name="P1"><text:s/>1.07667088508606</text:p>
      <text:p text:style-name="P1"><text:s/>2.403845071792603</text:p>
      <text:p text:style-name="P1"><text:s/>1.64344596862793</text:p>
      <text:p text:style-name="P1"><text:s/>1.266183137893677</text:p>
      <text:p text:style-name="P1"><text:s/>1.982481002807617</text:p>
      <text:p text:style-name="P1"><text:s/>0.881929874420166</text:p>
      <text:p text:style-name="P1"><text:s/>0.7594308853149414</text:p>
      <text:p text:style-name="P1"><text:s/>0.7018759250640869</text:p>
      <text:p text:style-name="P1"><text:s/>1.027254104614258</text:p>
      <text:p text:style-name="P1"><text:s/>0.4784350395202637</text:p>
      <text:p text:style-name="P1"><text:s/>0.4615180492401123</text:p>
      <text:p text:style-name="P1"><text:s/>0.5081539154052734</text:p>
      <text:p text:style-name="P1"><text:s/>0.4229118824005127</text:p>
      <text:p text:style-name="P1"><text:s/>0.545881986618042</text:p>
      <text:p text:style-name="P1"><text:s/>0.8583369255065918</text:p>
      <text:p text:style-name="P1"><text:s/>0.3949160575866699</text:p>
      <text:p text:style-name="P1"><text:s/>0.4112551212310791</text:p>
      <text:p text:style-name="P1"><text:s/>0.757965087890625</text:p>
      <text:p text:style-name="P1"><text:s/>1.216885089874268</text:p>
      <text:p text:style-name="P1"><text:s/>1.781245946884155</text:p>
      <text:p text:style-name="P1"><text:s/>0.8692200183868408</text:p>
      <text:p text:style-name="P1"><text:s/>0.3497629165649414</text:p>
      <text:p text:style-name="P1"><text:s/>0.4843711853027344</text:p>
      <text:p text:style-name="P1"><text:s/>0.7983849048614502</text:p>
      <text:p text:style-name="P1"><text:s/>0.3339810371398926</text:p>
      <text:p text:style-name="P1"><text:s/>1.178255081176758</text:p>
      <text:p text:style-name="P1"><text:s/>0.7972679138183594</text:p>
      <text:p text:style-name="P1"><text:s/>1.412911891937256</text:p>
      <text:p text:style-name="P1"><text:s/>1.549296855926514</text:p>
      <text:p text:style-name="P1"><text:s/>1.110482931137085</text:p>
      <text:p text:style-name="P1"><text:s/>1.66398286819458</text:p>
      <text:p text:style-name="P1"><text:s/>1.269002914428711</text:p>
      <text:p text:style-name="P1"><text:s/>0.9087719917297363</text:p>
      <text:p text:style-name="P1"><text:s/>1.228518962860107</text:p>
      <text:p text:style-name="P1"><text:s/>0.8536031246185303</text:p>
      <text:p text:style-name="P1"><text:s/>1.468806028366089</text:p>
      <text:p text:style-name="P1"><text:s/>0.3723700046539307</text:p>
      <text:p text:style-name="P1"><text:s/>1.113813877105713</text:p>
      <text:p text:style-name="P1"><text:s/>1.342259168624878</text:p>
      <text:p text:style-name="P1"><text:s/>0.5354151725769043</text:p>
      <text:p text:style-name="P1"><text:s/>0.8139700889587402</text:p>
      <text:p text:style-name="P1"><text:s/>0.8864178657531738</text:p>
      <text:p text:style-name="P1"><text:s/>1.206701040267944</text:p>
      <text:p text:style-name="P1"><text:s/>1.189138174057007</text:p>
      <text:p text:style-name="P1"><text:s/>1.256430149078369</text:p>
      <text:p text:style-name="P1"><text:soft-page-break/><text:s/>0.9308059215545654</text:p>
      <text:p text:style-name="P1"><text:s/>1.54244589805603</text:p>
      <text:p text:style-name="P1"><text:s/>1.950799942016602</text:p>
      <text:p text:style-name="P1"><text:s/>0.9605610370635986</text:p>
      <text:p text:style-name="P1"><text:s/>1.305949211120605</text:p>
      <text:p text:style-name="P1"><text:s/>1.45858907699585</text:p>
      <text:p text:style-name="P1"><text:s/>0.933258056640625</text:p>
      <text:p text:style-name="P1"><text:s/>1.537083148956299</text:p>
      <text:p text:style-name="P1"><text:s/>1.130404949188232</text:p>
      <text:p text:style-name="P1"><text:s/>1.139514923095703</text:p>
      <text:p text:style-name="P1"><text:s/>1.363178968429565</text:p>
      <text:p text:style-name="P1"><text:s/>0.4024219512939453</text:p>
      <text:p text:style-name="P1"><text:s/>0.9813070297241211</text:p>
      <text:p text:style-name="P1"><text:s/>0.9884929656982422</text:p>
      <text:p text:style-name="P1"><text:s/>0.6241428852081299</text:p>
      <text:p text:style-name="P1"><text:s/>0.4668059349060059</text:p>
      <text:p text:style-name="P1"><text:s/>0.2996189594268799</text:p>
      <text:p text:style-name="P1"><text:s/>0.1985049247741699</text:p>
      <text:p text:style-name="P1"><text:s/>6.617615938186646</text:p>
      <text:p text:style-name="P1"><text:s/>0.696354866027832</text:p>
      <text:p text:style-name="P1"><text:s/>0.6854109764099121</text:p>
      <text:p text:style-name="P1"><text:s/>0.4616620540618896</text:p>
      <text:p text:style-name="P1"><text:s/>1.003476142883301</text:p>
      <text:p text:style-name="P1"><text:s/>1.037827968597412</text:p>
      <text:p text:style-name="P1"><text:s/>0.3329629898071289</text:p>
      <text:p text:style-name="P1"><text:s/>0.7965199947357178</text:p>
      <text:p text:style-name="P1"><text:s/>0.3102188110351562</text:p>
      <text:p text:style-name="P1"><text:s/>0.2320020198822021</text:p>
      <text:p text:style-name="P1"><text:s/>0.4008500576019287</text:p>
      <text:p text:style-name="P1"><text:s/>0.6242630481719971</text:p>
      <text:p text:style-name="P1"><text:s/>0.9316048622131348</text:p>
      <text:p text:style-name="P1"><text:s/>1.557403087615967</text:p>
      <text:p text:style-name="P1"><text:s/>0.8823678493499756</text:p>
      <text:p text:style-name="P1"><text:s/>0.8706867694854736</text:p>
      <text:p text:style-name="P1"><text:s/>0.854168176651001</text:p>
      <text:p text:style-name="P1"><text:s/>1.3644118309021</text:p>
      <text:p text:style-name="P1"><text:s/>1.022264957427979</text:p>
      <text:p text:style-name="P1"><text:s/>1.084936857223511</text:p>
      <text:p text:style-name="P1"><text:s/>0.584522008895874</text:p>
      <text:p text:style-name="P1"><text:s/>1.083905935287476</text:p>
      <text:p text:style-name="P1"><text:s/>1.313419103622437</text:p>
      <text:p text:style-name="P1"><text:s/>1.183635950088501</text:p>
      <text:p text:style-name="P1"><text:s/>0.758173942565918</text:p>
      <text:p text:style-name="P1"><text:s/>0.9042031764984131</text:p>
      <text:p text:style-name="P1"><text:s/>1.250681161880493</text:p>
      <text:p text:style-name="P1"><text:s/>0.5733940601348877</text:p>
      <text:p text:style-name="P1"><text:s/>0.7303929328918457</text:p>
      <text:p text:style-name="P1"><text:s/>0.6126489639282227</text:p>
      <text:p text:style-name="P1"><text:s/>0.663273811340332</text:p>
      <text:p text:style-name="P1"><text:s/>0.914949893951416</text:p>
      <text:p text:style-name="P1"><text:s/>0.7298331260681152</text:p>
      <text:p text:style-name="P1"><text:s/>0.8414351940155029</text:p>
      <text:p text:style-name="P1"><text:soft-page-break/><text:s/>0.8369219303131104</text:p>
      <text:p text:style-name="P1"><text:s/>0.7974820137023926</text:p>
      <text:p text:style-name="P1"><text:s/>0.4951801300048828</text:p>
      <text:p text:style-name="P1"><text:s/>0.4952418804168701</text:p>
      <text:p text:style-name="P1"><text:s/>0.7976419925689697</text:p>
      <text:p text:style-name="P1"><text:s/>0.6127920150756836</text:p>
      <text:p text:style-name="P1"><text:s/>0.6462960243225098</text:p>
      <text:p text:style-name="P1"><text:s/>0.8251330852508545</text:p>
      <text:p text:style-name="P1"><text:s/>0.9261751174926758</text:p>
      <text:p text:style-name="P1"><text:s/>0.8427019119262695</text:p>
      <text:p text:style-name="P1"><text:s/>0.8929140567779541</text:p>
      <text:p text:style-name="P1"><text:s/>0.674760103225708</text:p>
      <text:p text:style-name="P1"><text:s/>0.5076260566711426</text:p>
      <text:p text:style-name="P1"><text:s/>0.4225680828094482</text:p>
      <text:p text:style-name="P1"><text:s/>0.551109790802002</text:p>
      <text:p text:style-name="P1"><text:s/>0.3900108337402344</text:p>
      <text:p text:style-name="P1"><text:s/>0.3831918239593506</text:p>
      <text:p text:style-name="P1"><text:s/>0.2547070980072021</text:p>
      <text:p text:style-name="P1"><text:s/>0.3721160888671875</text:p>
      <text:p text:style-name="P1"><text:s/>0.4170801639556885</text:p>
      <text:p text:style-name="P1"><text:s/>0.4620559215545654</text:p>
      <text:p text:style-name="P1"><text:s/>0.2938621044158936</text:p>
      <text:p text:style-name="P1"><text:s/>0.2878410816192627</text:p>
      <text:p text:style-name="P1"><text:s/>0.3718738555908203</text:p>
      <text:p text:style-name="P1"><text:s/>1.412400007247925</text:p>
      <text:p text:style-name="P1"><text:s/>0.6013269424438477</text:p>
      <text:p text:style-name="P1"><text:s/>0.6231358051300049</text:p>
      <text:p text:style-name="P1"><text:s/>0.5125551223754883</text:p>
      <text:p text:style-name="P1"><text:s/>0.4057738780975342</text:p>
      <text:p text:style-name="P1"><text:s/>0.2997279167175293</text:p>
      <text:p text:style-name="P1"><text:s/>0.5850939750671387</text:p>
      <text:p text:style-name="P1"><text:s/>0.4225151538848877</text:p>
      <text:p text:style-name="P1"><text:s/>0.3332281112670898</text:p>
      <text:p text:style-name="P1"><text:s/>0.4282448291778564</text:p>
      <text:p text:style-name="P1"><text:s/>0.1985011100769043</text:p>
      <text:p text:style-name="P1"><text:s/>0.2433798313140869</text:p>
      <text:p text:style-name="P1"><text:s/>0.6680948734283447</text:p>
      <text:p text:style-name="P1"><text:s/>0.8190939426422119</text:p>
      <text:p text:style-name="P1"><text:s/>1.095402956008911</text:p>
      <text:p text:style-name="P1"><text:s/>0.5405840873718262</text:p>
      <text:p text:style-name="P1"><text:s/>1.048830986022949</text:p>
      <text:p text:style-name="P1"><text:s/>0.4400780200958252</text:p>
      <text:p text:style-name="P1"><text:s/>0.5625979900360107</text:p>
      <text:p text:style-name="P1"><text:s/>0.3214359283447266</text:p>
      <text:p text:style-name="P1"><text:s/>1.188215970993042</text:p>
      <text:p text:style-name="P1"><text:s/>0.6127970218658447</text:p>
      <text:p text:style-name="P1"><text:s/>0.6069579124450684</text:p>
      <text:p text:style-name="P1"><text:s/>0.9930438995361328</text:p>
      <text:p text:style-name="P1"><text:s/>0.5933032035827637</text:p>
      <text:p text:style-name="P1"><text:s/>0.3949580192565918</text:p>
      <text:p text:style-name="P1"><text:s/>0.5911240577697754</text:p>
      <text:p text:style-name="P1"><text:s/>0.8140180110931396</text:p>
      <text:p text:style-name="P1"><text:soft-page-break/><text:s/>0.5346670150756836</text:p>
      <text:p text:style-name="P1"><text:s/>0.3167591094970703</text:p>
      <text:p text:style-name="P1"><text:s/>0.4839630126953125</text:p>
      <text:p text:style-name="P1"><text:s/>1.079379081726074</text:p>
      <text:p text:style-name="P1"><text:s/>0.664139986038208</text:p>
      <text:p text:style-name="P1"><text:s/>0.6189398765563965</text:p>
      <text:p text:style-name="P1"><text:s/>0.4851310253143311</text:p>
      <text:p text:style-name="P1"><text:s/>0.8925321102142334</text:p>
      <text:p text:style-name="P1"><text:s/>0.6987218856811523</text:p>
      <text:p text:style-name="P1"><text:s/>0.2209370136260986</text:p>
      <text:p text:style-name="P1"><text:s/>0.6793859004974365</text:p>
      <text:p text:style-name="P1"><text:s/>0.3170650005340576</text:p>
      <text:p text:style-name="P1"><text:s/>0.2823810577392578</text:p>
      <text:p text:style-name="P1"><text:s/>0.1035819053649902</text:p>
      <text:p text:style-name="P1"><text:s/>0.5116550922393799</text:p>
      <text:p text:style-name="P1"><text:s/>1.201894044876099</text:p>
      <text:p text:style-name="P1"><text:s/>0.3393337726593018</text:p>
      <text:p text:style-name="P1"><text:s/>0.7125980854034424</text:p>
      <text:p text:style-name="P1"><text:s/>0.26186203956604</text:p>
      <text:p text:style-name="P1"><text:s/>0.5347318649291992</text:p>
      <text:p text:style-name="P1"><text:s/>0.3668088912963867</text:p>
      <text:p text:style-name="P1"><text:s/>0.6415138244628906</text:p>
      <text:p text:style-name="P1"><text:s/>0.2511389255523682</text:p>
      <text:p text:style-name="P1"><text:s/>1.318098068237305</text:p>
      <text:p text:style-name="P1"><text:s/>0.3550429344177246</text:p>
      <text:p text:style-name="P1"><text:s/>0.4918229579925537</text:p>
      <text:p text:style-name="P1"><text:s/>0.36643385887146</text:p>
      <text:p text:style-name="P1"><text:s/>0.249377965927124</text:p>
      <text:p text:style-name="P1"><text:s/>0.416450023651123</text:p>
      <text:p text:style-name="P1"><text:s/>0.3449020385742188</text:p>
      <text:p text:style-name="P1"><text:s/>1.138394832611084</text:p>
      <text:p text:style-name="P1"><text:s/>0.3217191696166992</text:p>
      <text:p text:style-name="P1"><text:s/>0.4293098449707031</text:p>
      <text:p text:style-name="P1"><text:s/>0.7486939430236816</text:p>
      <text:p text:style-name="P1"><text:s/>0.2846510410308838</text:p>
      <text:p text:style-name="P1"><text:s/>0.3608338832855225</text:p>
      <text:p text:style-name="P1"><text:s/>0.7913908958435059</text:p>
      <text:p text:style-name="P1"><text:s/>0.293654203414917</text:p>
      <text:p text:style-name="P1"><text:s/>0.629115104675293</text:p>
      <text:p text:style-name="P1"><text:s/>0.4173269271850586</text:p>
      <text:p text:style-name="P1"><text:s/>0.973829984664917</text:p>
      <text:p text:style-name="P1"><text:s/>1.104665994644165</text:p>
      <text:p text:style-name="P1"><text:s/>0.3990509510040283</text:p>
      <text:p text:style-name="P1"><text:s/>0.6480231285095215</text:p>
      <text:p text:style-name="P1"><text:s/>0.6128180027008057</text:p>
      <text:p text:style-name="P1"><text:s/>0.4224119186401367</text:p>
      <text:p text:style-name="P1"><text:s/>1.206666946411133</text:p>
      <text:p text:style-name="P1"><text:s/>0.6847860813140869</text:p>
      <text:p text:style-name="P1"><text:s/>0.2878360748291016</text:p>
      <text:p text:style-name="P1"><text:s/>0.7408151626586914</text:p>
      <text:p text:style-name="P1"><text:s/>0.7477469444274902</text:p>
      <text:p text:style-name="P1"><text:s/>0.8359198570251465</text:p>
      <text:p text:style-name="P1"><text:soft-page-break/><text:s/>1.014553070068359</text:p>
      <text:p text:style-name="P1"><text:s/>1.060211896896362</text:p>
      <text:p text:style-name="P1"><text:s/>0.7353460788726807</text:p>
      <text:p text:style-name="P1"><text:s/>0.5905261039733887</text:p>
      <text:p text:style-name="P1"><text:s/>0.9425890445709229</text:p>
      <text:p text:style-name="P1"><text:s/>0.5504570007324219</text:p>
      <text:p text:style-name="P1"><text:s/>0.4395999908447266</text:p>
      <text:p text:style-name="P1"><text:s/>0.668097972869873</text:p>
      <text:p text:style-name="P1"><text:s/>0.4618771076202393</text:p>
      <text:p text:style-name="P1"><text:s/>0.6074559688568115</text:p>
      <text:p text:style-name="P1"><text:s/>0.685230016708374</text:p>
      <text:p text:style-name="P1"><text:s/>0.3664000034332275</text:p>
      <text:p text:style-name="P1"><text:s/>0.7186148166656494</text:p>
      <text:p text:style-name="P1"><text:s/>0.4172489643096924</text:p>
      <text:p text:style-name="P1"><text:s/>0.4949989318847656</text:p>
      <text:p text:style-name="P1"><text:s/>0.3386240005493164</text:p>
      <text:p text:style-name="P1"><text:s/>1.148453950881958</text:p>
      <text:p text:style-name="P1"><text:s/>0.3772759437561035</text:p>
      <text:p text:style-name="P1"><text:s/>0.7743239402770996</text:p>
      <text:p text:style-name="P1"><text:s/>1.088690996170044</text:p>
      <text:p text:style-name="P1"><text:s/>1.053930997848511</text:p>
      <text:p text:style-name="P1"><text:s/>0.9722309112548828</text:p>
      <text:p text:style-name="P1"><text:s/>0.6292688846588135</text:p>
      <text:p text:style-name="P1"><text:s/>0.3888840675354004</text:p>
      <text:p text:style-name="P1"><text:s/>0.6264119148254395</text:p>
      <text:p text:style-name="P1"><text:s/>0.8915739059448242</text:p>
      <text:p text:style-name="P1"><text:s/>0.3163719177246094</text:p>
      <text:p text:style-name="P1"><text:s/>0.6233580112457275</text:p>
      <text:p text:style-name="P1"><text:s/>0.7189619541168213</text:p>
      <text:p text:style-name="P1"><text:s/>0.8708581924438477</text:p>
      <text:p text:style-name="P1"><text:s/>0.3721480369567871</text:p>
      <text:p text:style-name="P1"><text:s/>0.3885860443115234</text:p>
      <text:p text:style-name="P1"><text:s/>0.6125760078430176</text:p>
      <text:p text:style-name="P1"><text:s/>0.7128260135650635</text:p>
      <text:p text:style-name="P1"><text:s/>0.6759719848632812</text:p>
      <text:p text:style-name="P1"><text:s/>0.5237839221954346</text:p>
      <text:p text:style-name="P1"><text:s/>0.8529601097106934</text:p>
      <text:p text:style-name="P1"><text:s/>0.9821300506591797</text:p>
      <text:p text:style-name="P1"><text:s/>0.6978030204772949</text:p>
      <text:p text:style-name="P1"><text:s/>0.7522878646850586</text:p>
      <text:p text:style-name="P1"><text:s/>0.84853196144104</text:p>
      <text:p text:style-name="P1"><text:s/>0.3726041316986084</text:p>
      <text:p text:style-name="P1"><text:s/>0.6130878925323486</text:p>
      <text:p text:style-name="P1"><text:s/>0.6641919612884521</text:p>
      <text:p text:style-name="P1"><text:s/>0.9710030555725098</text:p>
      <text:p text:style-name="P1"><text:s/>0.6467659473419189</text:p>
      <text:p text:style-name="P1"><text:s/>0.6022520065307617</text:p>
      <text:p text:style-name="P1"><text:s/>0.5070631504058838</text:p>
      <text:p text:style-name="P1"><text:s/>0.6234331130981445</text:p>
      <text:p text:style-name="P1"><text:s/>0.6524968147277832</text:p>
      <text:p text:style-name="P1"><text:s/>0.5238909721374512</text:p>
      <text:p text:style-name="P1"><text:s/>0.4620997905731201</text:p>
      <text:p text:style-name="P1"><text:soft-page-break/><text:s/>0.7410240173339844</text:p>
      <text:p text:style-name="P1"><text:s/>0.7802989482879639</text:p>
      <text:p text:style-name="P1"><text:s/>0.5511910915374756</text:p>
      <text:p text:style-name="P1"><text:s/>0.4406719207763672</text:p>
      <text:p text:style-name="P1"><text:s/>0.434269905090332</text:p>
      <text:p text:style-name="P1"><text:s/>0.4467339515686035</text:p>
      <text:p text:style-name="P1"><text:s/>0.6642839908599854</text:p>
      <text:p text:style-name="P1"><text:s/>0.5013060569763184</text:p>
      <text:p text:style-name="P1"><text:s/>0.7030210494995117</text:p>
      <text:p text:style-name="P1"><text:s/>0.8601341247558594</text:p>
      <text:p text:style-name="P1"><text:s/>0.6846489906311035</text:p>
      <text:p text:style-name="P1"><text:s/>0.6467452049255371</text:p>
      <text:p text:style-name="P1"><text:s/>1.100574016571045</text:p>
      <text:p text:style-name="P1"><text:s/>1.14476490020752</text:p>
      <text:p text:style-name="P1"><text:s/>0.4063570499420166</text:p>
      <text:p text:style-name="P1"><text:s/>0.4846060276031494</text:p>
      <text:p text:style-name="P1"><text:s/>0.7307579517364502</text:p>
      <text:p text:style-name="P1"><text:s/>0.4450280666351318</text:p>
      <text:p text:style-name="P1"><text:s/>0.6611809730529785</text:p>
      <text:p text:style-name="P1"><text:s/>0.3838040828704834</text:p>
      <text:p text:style-name="P1"><text:s/>0.702739953994751</text:p>
      <text:p text:style-name="P1"><text:s/>0.7476961612701416</text:p>
      <text:p text:style-name="P1"><text:s/>0.5569360256195068</text:p>
      <text:p text:style-name="P1"><text:s/>0.597477912902832</text:p>
      <text:p text:style-name="P1"><text:s/>0.5175180435180664</text:p>
      <text:p text:style-name="P1"><text:s/>0.7751739025115967</text:p>
      <text:p text:style-name="P1"><text:s/>0.7520010471343994</text:p>
      <text:p text:style-name="P1"><text:s/>0.6023690700531006</text:p>
      <text:p text:style-name="P1"><text:s/>0.3777668476104736</text:p>
      <text:p text:style-name="P1"><text:s/>0.3440909385681152</text:p>
      <text:p text:style-name="P1"><text:s/>0.3048992156982422</text:p>
      <text:p text:style-name="P1"><text:s/>0.3551850318908691</text:p>
      <text:p text:style-name="P1"><text:s/>0.6122620105743408</text:p>
      <text:p text:style-name="P1"><text:s/>0.4282910823822021</text:p>
      <text:p text:style-name="P1"><text:s/>0.3328490257263184</text:p>
      <text:p text:style-name="P1"><text:s/>0.8758170604705811</text:p>
      <text:p text:style-name="P1"><text:s/>0.7859079837799072</text:p>
      <text:p text:style-name="P1"><text:s/>0.8056340217590332</text:p>
      <text:p text:style-name="P1"><text:s/>0.5792999267578125</text:p>
      <text:p text:style-name="P1"><text:s/>0.737555980682373</text:p>
      <text:p text:style-name="P1"><text:s/>0.4363620281219482</text:p>
      <text:p text:style-name="P1"><text:s/>0.9495718479156494</text:p>
      <text:p text:style-name="P1"><text:s/>0.6800029277801514</text:p>
      <text:p text:style-name="P1"><text:s/>0.4729321002960205</text:p>
      <text:p text:style-name="P1"><text:s/>0.5693540573120117</text:p>
      <text:p text:style-name="P1"><text:s/>0.4279789924621582</text:p>
      <text:p text:style-name="P1"><text:s/>0.1318650245666504</text:p>
      <text:p text:style-name="P1"><text:s/>0.411391019821167</text:p>
      <text:p text:style-name="P1"><text:s/>0.4502439498901367</text:p>
      <text:p text:style-name="P1"><text:s/>0.3331570625305176</text:p>
      <text:p text:style-name="P1"><text:s/>0.5180261135101318</text:p>
      <text:p text:style-name="P1"><text:s/>0.3666000366210938</text:p>
      <text:p text:style-name="P1"><text:soft-page-break/><text:s/>0.1651551723480225</text:p>
      <text:p text:style-name="P1"><text:s/>0.5902440547943115</text:p>
      <text:p text:style-name="P1"><text:s/>0.6070830821990967</text:p>
      <text:p text:style-name="P1"><text:s/>0.3159921169281006</text:p>
      <text:p text:style-name="P1"><text:s/>0.165539026260376</text:p>
      <text:p text:style-name="P1"><text:s/>0.3399670124053955</text:p>
      <text:p text:style-name="P1"><text:s/>0.06992506980895996</text:p>
      <text:p text:style-name="P1"><text:s/>0.1430740356445312</text:p>
      <text:p text:style-name="P1"><text:s/>0.5407321453094482</text:p>
      <text:p text:style-name="P1"><text:s/>0.5911228656768799</text:p>
      <text:p text:style-name="P1"><text:s/>0.7911441326141357</text:p>
      <text:p text:style-name="P1"><text:s/>0.5298268795013428</text:p>
      <text:p text:style-name="P1"><text:s/>0.3225228786468506</text:p>
      <text:p text:style-name="P1"><text:s/>0.3629040718078613</text:p>
      <text:p text:style-name="P1"><text:s/>0.3723289966583252</text:p>
      <text:p text:style-name="P1"><text:s/>0.5067970752716064</text:p>
      <text:p text:style-name="P1"><text:s/>0.5738470554351807</text:p>
      <text:p text:style-name="P1"><text:s/>0.4286210536956787</text:p>
      <text:p text:style-name="P1"><text:s/>0.4780900478363037</text:p>
      <text:p text:style-name="P1"><text:s/>0.7325489521026611</text:p>
      <text:p text:style-name="P1"><text:s/>0.5346000194549561</text:p>
      <text:p text:style-name="P1"><text:s/>0.59061598777771</text:p>
      <text:p text:style-name="P1"><text:s/>0.674638032913208</text:p>
      <text:p text:style-name="P1"><text:s/>0.3565301895141602</text:p>
      <text:p text:style-name="P1"><text:s/>1.161556959152222</text:p>
      <text:p text:style-name="P1"><text:s/>0.4169411659240723</text:p>
      <text:p text:style-name="P1"><text:s/>0.8644309043884277</text:p>
      <text:p text:style-name="P1"><text:s/>0.3501360416412354</text:p>
      <text:p text:style-name="P1"><text:s/>0.143104076385498</text:p>
      <text:p text:style-name="P1"><text:s/>0.2603399753570557</text:p>
      <text:p text:style-name="P1"><text:s/>0.3562030792236328</text:p>
      <text:p text:style-name="P1"><text:s/>0.2937009334564209</text:p>
      <text:p text:style-name="P1"><text:s/>0.4351670742034912</text:p>
      <text:p text:style-name="P1"><text:s/>0.5066409111022949</text:p>
      <text:p text:style-name="P1"><text:s/>0.5348820686340332</text:p>
      <text:p text:style-name="P1"><text:s/>0.3833320140838623</text:p>
      <text:p text:style-name="P1"><text:s/>0.8707199096679688</text:p>
      <text:p text:style-name="P1"><text:s/>0.7653310298919678</text:p>
      <text:p text:style-name="P1"><text:s/>0.6744399070739746</text:p>
      <text:p text:style-name="P1"><text:s/>0.4782278537750244</text:p>
      <text:p text:style-name="P1"><text:s/>0.4281449317932129</text:p>
      <text:p text:style-name="P1"><text:s/>0.6476950645446777</text:p>
      <text:p text:style-name="P1"><text:s/>1.200220108032227</text:p>
      <text:p text:style-name="P1"><text:s/>0.9733819961547852</text:p>
      <text:p text:style-name="P1"><text:s/>1.50960898399353</text:p>
      <text:p text:style-name="P1"><text:s/>0.3662919998168945</text:p>
      <text:p text:style-name="P1"><text:s/>0.5825049877166748</text:p>
      <text:p text:style-name="P1"><text:s/>0.7695457935333252</text:p>
      <text:p text:style-name="P1"><text:s/>0.6074190139770508</text:p>
      <text:p text:style-name="P1"><text:s/>0.5006759166717529</text:p>
      <text:p text:style-name="P1"><text:s/>0.4061880111694336</text:p>
      <text:p text:style-name="P1"><text:s/>0.3328871726989746</text:p>
      <text:p text:style-name="P1"><text:soft-page-break/><text:s/>0.5801517963409424</text:p>
      <text:p text:style-name="P1"><text:s/>0.4000768661499023</text:p>
      <text:p text:style-name="P1"><text:s/>0.9492888450622559</text:p>
      <text:p text:style-name="P1"><text:s/>0.3178839683532715</text:p>
      <text:p text:style-name="P1"><text:s/>0.3724880218505859</text:p>
      <text:p text:style-name="P1"><text:s/>0.5190792083740234</text:p>
      <text:p text:style-name="P1"><text:s/>0.4624180793762207</text:p>
      <text:p text:style-name="P1"><text:s/>0.512019157409668</text:p>
      <text:p text:style-name="P1"><text:s/>0.3439948558807373</text:p>
      <text:p text:style-name="P1"><text:s/>0.5017571449279785</text:p>
      <text:p text:style-name="P1"><text:s/>0.4752211570739746</text:p>
      <text:p text:style-name="P1"><text:s/>0.5006320476531982</text:p>
      <text:p text:style-name="P1"><text:s/>0.5348629951477051</text:p>
      <text:p text:style-name="P1"><text:s/>0.556459903717041</text:p>
      <text:p text:style-name="P1"><text:s/>0.8970999717712402</text:p>
      <text:p text:style-name="P1"><text:s/>0.4288220405578613</text:p>
      <text:p text:style-name="P1"><text:s/>0.4397041797637939</text:p>
      <text:p text:style-name="P1"><text:s/>0.3554649353027344</text:p>
      <text:p text:style-name="P1"><text:s/>0.7195608615875244</text:p>
      <text:p text:style-name="P1"><text:s/>0.4961559772491455</text:p>
      <text:p text:style-name="P1"><text:s/>0.3006069660186768</text:p>
      <text:p text:style-name="P1"><text:s/>0.2714149951934814</text:p>
      <text:p text:style-name="P1"><text:s/>0.3272099494934082</text:p>
      <text:p text:style-name="P1"><text:s/>0.7917759418487549</text:p>
      <text:p text:style-name="P1"><text:s/>0.278576135635376</text:p>
      <text:p text:style-name="P1"><text:s/>0.4287118911743164</text:p>
      <text:p text:style-name="P1"><text:s/>0.2545759677886963</text:p>
      <text:p text:style-name="P1"><text:s/>0.4901909828186035</text:p>
      <text:p text:style-name="P1"><text:s/>0.3889951705932617</text:p>
      <text:p text:style-name="P1"><text:s/>0.3389599323272705</text:p>
      <text:p text:style-name="P1"><text:s/>0.3441870212554932</text:p>
      <text:p text:style-name="P1"><text:s/>0.5971450805664062</text:p>
      <text:p text:style-name="P1"><text:s/>0.307232141494751</text:p>
      <text:p text:style-name="P1"><text:s/>0.4129228591918945</text:p>
      <text:p text:style-name="P1"><text:s/>0.3503861427307129</text:p>
      <text:p text:style-name="P1"><text:s/>0.5008759498596191</text:p>
      <text:p text:style-name="P1"><text:s/>0.5791299343109131</text:p>
      <text:p text:style-name="P1"><text:s/>0.2502028942108154</text:p>
      <text:p text:style-name="P1"><text:s/>0.2940280437469482</text:p>
      <text:p text:style-name="P1"><text:s/>0.6062769889831543</text:p>
      <text:p text:style-name="P1"><text:s/>0.2933969497680664</text:p>
      <text:p text:style-name="P1"><text:s/>0.3444480895996094</text:p>
      <text:p text:style-name="P1"><text:s/>0.4278521537780762</text:p>
      <text:p text:style-name="P1"><text:s/>0.5001020431518555</text:p>
      <text:p text:style-name="P1"><text:s/>0.2714748382568359</text:p>
      <text:p text:style-name="P1"><text:s/>0.6298589706420898</text:p>
      <text:p text:style-name="P1"><text:s/>0.3883800506591797</text:p>
      <text:p text:style-name="P1"><text:s/>0.483551025390625</text:p>
      <text:p text:style-name="P1"><text:s/>0.2607970237731934</text:p>
      <text:p text:style-name="P1"><text:s/>0.7015209197998047</text:p>
      <text:p text:style-name="P1"><text:s/>0.3445060253143311</text:p>
      <text:p text:style-name="P1"><text:s/>0.4280271530151367</text:p>
      <text:p text:style-name="P1"><text:soft-page-break/><text:s/>0.5740790367126465</text:p>
      <text:p text:style-name="P1"><text:s/>0.349696159362793</text:p>
      <text:p text:style-name="P1"><text:s/>0.4220480918884277</text:p>
      <text:p text:style-name="P1"><text:s/>0.7463040351867676</text:p>
      <text:p text:style-name="P1"><text:s/>0.6848978996276855</text:p>
      <text:p text:style-name="P1"><text:s/>0.5007271766662598</text:p>
      <text:p text:style-name="P1"><text:s/>0.4838042259216309</text:p>
      <text:p text:style-name="P1"><text:s/>0.8302228450775146</text:p>
      <text:p text:style-name="P1"><text:s/>0.7412528991699219</text:p>
      <text:p text:style-name="P1"><text:s/>0.8255250453948975</text:p>
      <text:p text:style-name="P1"><text:s/>0.09810590744018555</text:p>
      <text:p text:style-name="P1"><text:s/>0.61844801902771</text:p>
      <text:p text:style-name="P1"><text:s/>0.5340640544891357</text:p>
      <text:p text:style-name="P1"><text:s/>0.4390718936920166</text:p>
      <text:p text:style-name="P1"><text:s/>0.7746729850769043</text:p>
      <text:p text:style-name="P1"><text:s/>0.3564939498901367</text:p>
      <text:p text:style-name="P1"><text:s/>0.277728796005249</text:p>
      <text:p text:style-name="P1"><text:s/>0.9031867980957031</text:p>
      <text:p text:style-name="P1"><text:s/>0.6239888668060303</text:p>
      <text:p text:style-name="P1"><text:s/>0.7414400577545166</text:p>
      <text:p text:style-name="P1"><text:s/>1.272965908050537</text:p>
      <text:p text:style-name="P1"><text:s/>0.3783359527587891</text:p>
      <text:p text:style-name="P1"><text:s/>0.3687880039215088</text:p>
      <text:p text:style-name="P1"><text:s/>0.7881569862365723</text:p>
      <text:p text:style-name="P1"><text:s/>0.4358880519866943</text:p>
      <text:p text:style-name="P1"><text:s/>0.2606229782104492</text:p>
      <text:p text:style-name="P1"><text:s/>0.2389369010925293</text:p>
      <text:p text:style-name="P1"><text:s/>0.4955699443817139</text:p>
      <text:p text:style-name="P1"><text:s/>0.3111090660095215</text:p>
      <text:p text:style-name="P1"><text:s/>0.3050291538238525</text:p>
      <text:p text:style-name="P1"><text:s/>0.9729981422424316</text:p>
      <text:p text:style-name="P1"><text:s/>0.8208999633789062</text:p>
      <text:p text:style-name="P1"><text:s/>0.7353250980377197</text:p>
      <text:p text:style-name="P1"><text:s/>1.541974067687988</text:p>
      <text:p text:style-name="P1"><text:s/>0.5339651107788086</text:p>
      <text:p text:style-name="P1"><text:s/>1.12685489654541</text:p>
      <text:p text:style-name="P1"><text:s/>0.9659721851348877</text:p>
      <text:p text:style-name="P1"><text:s/>0.4717669486999512</text:p>
      <text:p text:style-name="P1"><text:s/>0.4277780055999756</text:p>
      <text:p text:style-name="P1"><text:s/>0.6261410713195801</text:p>
      <text:p text:style-name="P1"><text:s/>0.6632039546966553</text:p>
      <text:p text:style-name="P1"><text:s/>0.8436658382415771</text:p>
      <text:p text:style-name="P1"><text:s/>0.6744699478149414</text:p>
      <text:p text:style-name="P1"><text:s/>0.1263880729675293</text:p>
      <text:p text:style-name="P1"><text:s/>0.3957779407501221</text:p>
      <text:p text:style-name="P1"><text:s/>0.6186919212341309</text:p>
      <text:p text:style-name="P1"><text:s/>0.3838040828704834</text:p>
      <text:p text:style-name="P1"><text:s/>0.7024948596954346</text:p>
      <text:p text:style-name="P1"><text:s/>0.9882240295410156</text:p>
      <text:p text:style-name="P1"><text:s/>0.2902350425720215</text:p>
      <text:p text:style-name="P1"><text:s/>0.4673771858215332</text:p>
      <text:p text:style-name="P1"><text:s/>0.5576050281524658</text:p>
      <text:p text:style-name="P1"><text:soft-page-break/><text:s/>0.5242018699645996</text:p>
      <text:p text:style-name="P1"><text:s/>0.9149408340454102</text:p>
      <text:p text:style-name="P1"><text:s/>0.5622801780700684</text:p>
      <text:p text:style-name="P1"><text:s/>0.3390188217163086</text:p>
      <text:p text:style-name="P1"><text:s/>0.3334391117095947</text:p>
      <text:p text:style-name="P1"><text:s/>0.3497090339660645</text:p>
      <text:p text:style-name="P1"><text:s/>0.3182210922241211</text:p>
      <text:p text:style-name="P1"><text:s/>1.061409950256348</text:p>
      <text:p text:style-name="P1"><text:s/>0.4568459987640381</text:p>
      <text:p text:style-name="P1"><text:s/>0.5236358642578125</text:p>
      <text:p text:style-name="P1"><text:s/>0.4334611892700195</text:p>
      <text:p text:style-name="P1"><text:s/>0.5733909606933594</text:p>
      <text:p text:style-name="P1"><text:s/>0.2443480491638184</text:p>
      <text:p text:style-name="P1"><text:s/>0.4117739200592041</text:p>
      <text:p text:style-name="P1"><text:s/>0.7139010429382324</text:p>
      <text:p text:style-name="P1"><text:s/>0.2489521503448486</text:p>
      <text:p text:style-name="P1"><text:s/>0.7302999496459961</text:p>
      <text:p text:style-name="P1"><text:s/>0.6202080249786377</text:p>
      <text:p text:style-name="P1"><text:s/>0.512319803237915</text:p>
      <text:p text:style-name="P1"><text:s/>0.6758348941802979</text:p>
      <text:p text:style-name="P1"><text:s/>0.4612751007080078</text:p>
      <text:p text:style-name="P1"><text:s/>0.3829529285430908</text:p>
      <text:p text:style-name="P1"><text:s/>0.4115099906921387</text:p>
      <text:p text:style-name="P1"><text:s/>0.629227876663208</text:p>
      <text:p text:style-name="P1"><text:s/>0.7246358394622803</text:p>
      <text:p text:style-name="P1"><text:s/>0.6411149501800537</text:p>
      <text:p text:style-name="P1"><text:s/>0.1984779834747314</text:p>
      <text:p text:style-name="P1"><text:s/>0.4849369525909424</text:p>
      <text:p text:style-name="P1"><text:s/>0.3795962333679199</text:p>
      <text:p text:style-name="P1"><text:s/>0.5079929828643799</text:p>
      <text:p text:style-name="P1"><text:s/>0.4730639457702637</text:p>
      <text:p text:style-name="P1"><text:s/>0.3183789253234863</text:p>
      <text:p text:style-name="P1"><text:s/>0.4391341209411621</text:p>
      <text:p text:style-name="P1"><text:s/>0.3859341144561768</text:p>
      <text:p text:style-name="P1"><text:s/>0.5307760238647461</text:p>
      <text:p text:style-name="P1"><text:s/>0.6580660343170166</text:p>
      <text:p text:style-name="P1"><text:s/>0.7545318603515625</text:p>
      <text:p text:style-name="P1"><text:s/>0.8210239410400391</text:p>
      <text:p text:style-name="P1"><text:s/>1.464385032653809</text:p>
      <text:p text:style-name="P1"><text:s/>0.4294590950012207</text:p>
      <text:p text:style-name="P1"><text:s/>0.608720064163208</text:p>
      <text:p text:style-name="P1"><text:s/>0.674821138381958</text:p>
      <text:p text:style-name="P1"><text:s/>1.614262819290161</text:p>
      <text:p text:style-name="P1"><text:s/>0.2884721755981445</text:p>
      <text:p text:style-name="P1"><text:s/>0.9480018615722656</text:p>
      <text:p text:style-name="P1"><text:s/>0.4616560935974121</text:p>
      <text:p text:style-name="P1"><text:s/>0.3392200469970703</text:p>
      <text:p text:style-name="P1"><text:s/>0.7323579788208008</text:p>
      <text:p text:style-name="P1"><text:s/>0.1987650394439697</text:p>
      <text:p text:style-name="P1"><text:s/>0.6799299716949463</text:p>
      <text:p text:style-name="P1"><text:s/>0.3890311717987061</text:p>
      <text:p text:style-name="P1"><text:s/>0.2881519794464111</text:p>
      <text:p text:style-name="P1"><text:soft-page-break/><text:s/>0.5752029418945312</text:p>
      <text:p text:style-name="P1"><text:s/>0.450901985168457</text:p>
      <text:p text:style-name="P1"><text:s/>1.284260988235474</text:p>
      <text:p text:style-name="P1"><text:s/>0.519517183303833</text:p>
      <text:p text:style-name="P1"><text:s/>1.166667222976685</text:p>
      <text:p text:style-name="P1"><text:s/>0.09786510467529297</text:p>
      <text:p text:style-name="P1"><text:s/>0.3385140895843506</text:p>
      <text:p text:style-name="P1"><text:s/>0.4281442165374756</text:p>
      <text:p text:style-name="P1"><text:s/>0.3773038387298584</text:p>
      <text:p text:style-name="P1"><text:s/>0.3999290466308594</text:p>
      <text:p text:style-name="P1"><text:s/>0.6978499889373779</text:p>
      <text:p text:style-name="P1"><text:s/>0.3386838436126709</text:p>
      <text:p text:style-name="P1"><text:s/>0.975445032119751</text:p>
      <text:p text:style-name="P1"><text:s/>0.4508190155029297</text:p>
      <text:p text:style-name="P1"><text:s/>0.3403799533843994</text:p>
      <text:p text:style-name="P1"><text:s/>0.6635620594024658</text:p>
      <text:p text:style-name="P1"><text:s/>0.5406689643859863</text:p>
      <text:p text:style-name="P1"><text:s/>0.3895628452301025</text:p>
      <text:p text:style-name="P1"><text:s/>0.5090248584747314</text:p>
      <text:p text:style-name="P1"><text:s/>0.6086668968200684</text:p>
      <text:p text:style-name="P1"><text:s/>0.5863010883331299</text:p>
      <text:p text:style-name="P1"><text:s/>0.4454030990600586</text:p>
      <text:p text:style-name="P1"><text:s/>0.551497220993042</text:p>
      <text:p text:style-name="P1"><text:s/>0.7756462097167969</text:p>
      <text:p text:style-name="P1"><text:s/>1.015955209732056</text:p>
      <text:p text:style-name="P1"><text:s/>1.133539199829102</text:p>
      <text:p text:style-name="P1"><text:s/>0.6308510303497314</text:p>
      <text:p text:style-name="P1"><text:s/>0.6748230457305908</text:p>
      <text:p text:style-name="P1"><text:s/>0.4277989864349365</text:p>
      <text:p text:style-name="P1"><text:s/>0.3228189945220947</text:p>
      <text:p text:style-name="P1"><text:s/>0.5582849979400635</text:p>
      <text:p text:style-name="P1"><text:s/>0.6179819107055664</text:p>
      <text:p text:style-name="P1"><text:s/>0.7747688293457031</text:p>
      <text:p text:style-name="P1"><text:s/>0.507857084274292</text:p>
      <text:p text:style-name="P1"><text:s/>0.428645133972168</text:p>
      <text:p text:style-name="P1"><text:s/>0.7196822166442871</text:p>
      <text:p text:style-name="P1"><text:s/>0.6800141334533691</text:p>
      <text:p text:style-name="P1"><text:s/>0.5563938617706299</text:p>
      <text:p text:style-name="P1"><text:s/>0.3561921119689941</text:p>
      <text:p text:style-name="P1"><text:s/>0.4462001323699951</text:p>
      <text:p text:style-name="P1"><text:s/>0.7018909454345703</text:p>
      <text:p text:style-name="P1"><text:s/>0.3271980285644531</text:p>
      <text:p text:style-name="P1"><text:s/>0.4950308799743652</text:p>
      <text:p text:style-name="P1"><text:s/>0.6906161308288574</text:p>
      <text:p text:style-name="P1"><text:s/>0.3887560367584229</text:p>
      <text:p text:style-name="P1"><text:s/>0.7362039089202881</text:p>
      <text:p text:style-name="P1"><text:s/>0.5453479290008545</text:p>
      <text:p text:style-name="P1"><text:s/>0.7020308971405029</text:p>
      <text:p text:style-name="P1"><text:s/>0.5345058441162109</text:p>
      <text:p text:style-name="P1"><text:s/>0.5572299957275391</text:p>
      <text:p text:style-name="P1"><text:s/>0.4273951053619385</text:p>
      <text:p text:style-name="P1"><text:s/>0.6074309349060059</text:p>
      <text:p text:style-name="P1"><text:soft-page-break/><text:s/>0.5567049980163574</text:p>
      <text:p text:style-name="P1"><text:s/>0.4449028968811035</text:p>
      <text:p text:style-name="P1"><text:s/>0.3733010292053223</text:p>
      <text:p text:style-name="P1"><text:s/>0.6762959957122803</text:p>
      <text:p text:style-name="P1"><text:s/>0.8040390014648438</text:p>
      <text:p text:style-name="P1"><text:s/>0.5350759029388428</text:p>
      <text:p text:style-name="P1"><text:s/>0.4060201644897461</text:p>
      <text:p text:style-name="P1"><text:s/>0.6185250282287598</text:p>
      <text:p text:style-name="P1"><text:s/>0.3614699840545654</text:p>
      <text:p text:style-name="P1"><text:s/>0.6697158813476562</text:p>
      <text:p text:style-name="P1"><text:s/>0.3332788944244385</text:p>
      <text:p text:style-name="P1"><text:s/>0.3501269817352295</text:p>
      <text:p text:style-name="P1"><text:s/>0.4280531406402588</text:p>
      <text:p text:style-name="P1"><text:s/>0.5743410587310791</text:p>
      <text:p text:style-name="P1"><text:s/>0.4896440505981445</text:p>
      <text:p text:style-name="P1"><text:s/>0.4557070732116699</text:p>
      <text:p text:style-name="P1"><text:s/>0.4062480926513672</text:p>
      <text:p text:style-name="P1"><text:s/>0.4732129573822021</text:p>
      <text:p text:style-name="P1"><text:s/>0.5293769836425781</text:p>
      <text:p text:style-name="P1"><text:s/>0.3613018989562988</text:p>
      <text:p text:style-name="P1"><text:s/>0.2454018592834473</text:p>
      <text:p text:style-name="P1"><text:s/>0.5573818683624268</text:p>
      <text:p text:style-name="P1"><text:s/>0.406796932220459</text:p>
      <text:p text:style-name="P1"><text:s/>0.2881429195404053</text:p>
      <text:p text:style-name="P1"><text:s/>0.6353378295898438</text:p>
      <text:p text:style-name="P1"><text:s/>0.4621491432189941</text:p>
      <text:p text:style-name="P1"><text:s/>0.5849239826202393</text:p>
      <text:p text:style-name="P1"><text:s/>0.6189961433410645</text:p>
      <text:p text:style-name="P1"><text:s/>0.4347920417785645</text:p>
      <text:p text:style-name="P1"><text:s/>0.8934688568115234</text:p>
      <text:p text:style-name="P1"><text:s/>0.5066149234771729</text:p>
      <text:p text:style-name="P1"><text:s/>0.4397940635681152</text:p>
      <text:p text:style-name="P1"><text:s/>0.5735998153686523</text:p>
      <text:p text:style-name="P1"><text:s/>0.4222359657287598</text:p>
      <text:p text:style-name="P1"><text:s/>0.5967271327972412</text:p>
      <text:p text:style-name="P1"><text:s/>0.6826128959655762</text:p>
      <text:p text:style-name="P1"><text:s/>0.7414019107818604</text:p>
      <text:p text:style-name="P1"><text:s/>0.9161961078643799</text:p>
      <text:p text:style-name="P1"><text:s/>0.9498770236968994</text:p>
      <text:p text:style-name="P1"><text:s/>1.251208066940308</text:p>
      <text:p text:style-name="P1"><text:s/>1.155776977539062</text:p>
      <text:p text:style-name="P1"><text:s/>0.853255033493042</text:p>
      <text:p text:style-name="P1"><text:s/>0.3400650024414062</text:p>
      <text:p text:style-name="P1"><text:s/>0.6356818675994873</text:p>
      <text:p text:style-name="P1"><text:s/>0.584993839263916</text:p>
      <text:p text:style-name="P1"><text:s/>0.517632007598877</text:p>
      <text:p text:style-name="P1"><text:s/>0.3779270648956299</text:p>
      <text:p text:style-name="P1"><text:s/>0.4451091289520264</text:p>
      <text:p text:style-name="P1"><text:s/>0.54032301902771</text:p>
      <text:p text:style-name="P1"><text:s/>0.4223868846893311</text:p>
      <text:p text:style-name="P1"><text:s/>0.6456921100616455</text:p>
      <text:p text:style-name="P1"><text:s/>1.07073712348938</text:p>
      <text:p text:style-name="P1"><text:soft-page-break/><text:s/>1.361435890197754</text:p>
      <text:p text:style-name="P1"><text:s/>0.5182299613952637</text:p>
      <text:p text:style-name="P1"><text:s/>0.535106897354126</text:p>
      <text:p text:style-name="P1"><text:s/>0.7715520858764648</text:p>
      <text:p text:style-name="P1"><text:s/>0.8137669563293457</text:p>
      <text:p text:style-name="P1"><text:s/>0.5736548900604248</text:p>
      <text:p text:style-name="P1"><text:s/>0.6638939380645752</text:p>
      <text:p text:style-name="P1"><text:s/>0.3735239505767822</text:p>
      <text:p text:style-name="P1"><text:s/>0.4288721084594727</text:p>
      <text:p text:style-name="P1"><text:s/>0.6859939098358154</text:p>
      <text:p text:style-name="P1"><text:s/>0.4678969383239746</text:p>
      <text:p text:style-name="P1"><text:s/>0.512225866317749</text:p>
      <text:p text:style-name="P1"><text:s/>0.2833418846130371</text:p>
      <text:p text:style-name="P1"><text:s/>0.4974479675292969</text:p>
      <text:p text:style-name="P1"><text:s/>0.4114739894866943</text:p>
      <text:p text:style-name="P1"><text:s/>0.2376232147216797</text:p>
      <text:p text:style-name="P1"><text:s/>0.7358322143554688</text:p>
      <text:p text:style-name="P1"><text:s/>0.439208984375</text:p>
      <text:p text:style-name="P1"><text:s/>0.3219549655914307</text:p>
      <text:p text:style-name="P1"><text:s/>0.5226960182189941</text:p>
      <text:p text:style-name="P1"><text:s/>0.4741470813751221</text:p>
      <text:p text:style-name="P1"><text:s/>0.4784510135650635</text:p>
      <text:p text:style-name="P1"><text:s/>0.3338799476623535</text:p>
      <text:p text:style-name="P1"><text:s/>0.3838639259338379</text:p>
      <text:p text:style-name="P1"><text:s/>0.4949741363525391</text:p>
      <text:p text:style-name="P1"><text:s/>0.6356220245361328</text:p>
      <text:p text:style-name="P1"><text:s/>0.3001010417938232</text:p>
      <text:p text:style-name="P1"><text:s/>0.461421012878418</text:p>
      <text:p text:style-name="P1"><text:s/>0.4114940166473389</text:p>
      <text:p text:style-name="P1"><text:s/>0.4167509078979492</text:p>
      <text:p text:style-name="P1"><text:s/>0.4224870204925537</text:p>
      <text:p text:style-name="P1"><text:s/>0.4389379024505615</text:p>
      <text:p text:style-name="P1"><text:s/>0.5729439258575439</text:p>
      <text:p text:style-name="P1"><text:s/>1.026271820068359</text:p>
      <text:p text:style-name="P1"><text:s/>0.4053680896759033</text:p>
      <text:p text:style-name="P1"><text:s/>0.6137950420379639</text:p>
      <text:p text:style-name="P1"><text:s/>0.5173821449279785</text:p>
      <text:p text:style-name="P1"><text:s/>0.7758760452270508</text:p>
      <text:p text:style-name="P1"><text:s/>0.720879077911377</text:p>
      <text:p text:style-name="P1"><text:s/>0.6527237892150879</text:p>
      <text:p text:style-name="P1"><text:s/>0.3565700054168701</text:p>
      <text:p text:style-name="P1"><text:s/>1.026873111724854</text:p>
      <text:p text:style-name="P1"><text:s/>0.3663811683654785</text:p>
      <text:p text:style-name="P1"><text:s/>0.5340070724487305</text:p>
      <text:p text:style-name="P1"><text:s/>0.4400761127471924</text:p>
      <text:p text:style-name="P1"><text:s/>0.3441941738128662</text:p>
      <text:p text:style-name="P1"><text:s/>0.5643229484558105</text:p>
      <text:p text:style-name="P1"><text:s/>0.4122879505157471</text:p>
      <text:p text:style-name="P1"><text:s/>0.7746798992156982</text:p>
      <text:p text:style-name="P1"><text:s/>0.6860311031341553</text:p>
      <text:p text:style-name="P1"><text:s/>0.7804570198059082</text:p>
      <text:p text:style-name="P1"><text:s/>0.6655418872833252</text:p>
      <text:p text:style-name="P1"><text:soft-page-break/><text:s/>1.067989110946655</text:p>
      <text:p text:style-name="P1"><text:s/>1.27838397026062</text:p>
      <text:p text:style-name="P1"><text:s/>0.4952349662780762</text:p>
      <text:p text:style-name="P1"><text:s/>0.3272528648376465</text:p>
      <text:p text:style-name="P1"><text:s/>0.1945829391479492</text:p>
      <text:p text:style-name="P1"><text:s/>0.5286469459533691</text:p>
      <text:p text:style-name="P1"><text:s/>0.551069974899292</text:p>
      <text:p text:style-name="P1"><text:s/>0.3953421115875244</text:p>
      <text:p text:style-name="P1"><text:s/>0.5470659732818604</text:p>
      <text:p text:style-name="P1"><text:s/>0.8475420475006104</text:p>
      <text:p text:style-name="P1"><text:s/>0.6252892017364502</text:p>
      <text:p text:style-name="P1"><text:s/>0.575484037399292</text:p>
      <text:p text:style-name="P1"><text:s/>0.7021420001983643</text:p>
      <text:p text:style-name="P1"><text:s/>0.9820170402526855</text:p>
      <text:p text:style-name="P1"><text:s/>0.4618558883666992</text:p>
      <text:p text:style-name="P1"><text:s/>0.5793991088867188</text:p>
      <text:p text:style-name="P1"><text:s/>0.7306790351867676</text:p>
      <text:p text:style-name="P1"><text:s/>0.3440220355987549</text:p>
      <text:p text:style-name="P1"><text:s/>0.6805360317230225</text:p>
      <text:p text:style-name="P1"/>
      <text:p text:style-name="P1"/>
      <text:p text:style-name="P1"># name: avgTeste</text:p>
      <text:p text:style-name="P1"># type: scalar</text:p>
      <text:p text:style-name="P1">0.6772016223271687</text:p>
      <text:p text:style-name="P1"/>
      <text:p text:style-name="P1"/>
      <text:p text:style-name="P1"># name: antecipatedresponseT</text:p>
      <text:p text:style-name="P1"># type: matrix</text:p>
      <text:p text:style-name="P1"># rows: 0</text:p>
      <text:p text:style-name="P1"># columns: 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23T14:40:19.643529881</dc:date>
    <meta:editing-duration>PT13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4" meta:paragraph-count="3832" meta:word-count="10723" meta:character-count="59422" meta:non-whitespace-character-count="51770"/>
  </office:meta>
</office:document-meta>
</file>